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0000000435A9653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89cm" style:rel-column-width="34273*"/>
    </style:style>
    <style:style style:name="Tabela1.B" style:family="table-column">
      <style:table-column-properties style:column-width="8.109cm" style:rel-column-width="31262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51cm" fo:margin-left="-0.123cm" table:align="left" style:writing-mode="lr-tb"/>
    </style:style>
    <style:style style:name="Tabela2.A" style:family="table-column">
      <style:table-column-properties style:column-width="16.9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paragraph-rsid="0014a6b0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officeooo:rsid="0018f178" officeooo:paragraph-rsid="0018f178" style:font-size-asian="10.5pt" style:font-size-complex="10.5pt"/>
    </style:style>
    <style:style style:name="P11" style:family="paragraph" style:parent-style-name="Standard">
      <style:text-properties fo:font-size="10.5pt" officeooo:paragraph-rsid="001c3fd2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paragraph-rsid="000ae24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-0.318cm" fo:margin-right="0cm" fo:text-align="center" style:justify-single-word="false" fo:text-indent="0cm" style:auto-text-indent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text-properties officeooo:paragraph-rsid="001bbcb8"/>
    </style:style>
    <style:style style:name="P20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fo:font-size="10.5pt" officeooo:paragraph-rsid="00178c7f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bbcb8" style:font-size-asian="10.5pt" style:font-size-complex="10.5pt"/>
    </style:style>
    <style:style style:name="T3" style:family="text">
      <style:text-properties fo:font-size="10.5pt" officeooo:rsid="00119dc8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597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0d57" style:font-weight-asian="bold" style:font-weight-complex="bold"/>
    </style:style>
    <style:style style:name="T8" style:family="text">
      <style:text-properties fo:font-weight="bold" officeooo:rsid="0024d5db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officeooo:rsid="001b0aa3" fo:background-color="#ffffff" loext:char-shading-value="0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f0461" fo:background-color="#ffffff" loext:char-shading-value="0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2c50b3" fo:background-color="#ffffff" loext:char-shading-value="0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2d4753" fo:background-color="#ffffff" loext:char-shading-value="0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2dd0dc" fo:background-color="#ffffff" loext:char-shading-value="0" style:font-size-asian="12pt" style:font-weight-asian="bold" style:font-size-complex="12pt" style:font-weight-complex="bold"/>
    </style:style>
    <style:style style:name="T15" style:family="text">
      <style:text-properties officeooo:rsid="000a5b40"/>
    </style:style>
    <style:style style:name="T16" style:family="text">
      <style:text-properties officeooo:rsid="000ae24d"/>
    </style:style>
    <style:style style:name="T17" style:family="text">
      <style:text-properties officeooo:rsid="000d5974"/>
    </style:style>
    <style:style style:name="T18" style:family="text">
      <style:text-properties officeooo:rsid="001086bb"/>
    </style:style>
    <style:style style:name="T19" style:family="text">
      <style:text-properties officeooo:rsid="00119dc8"/>
    </style:style>
    <style:style style:name="T20" style:family="text">
      <style:text-properties officeooo:rsid="001312e3"/>
    </style:style>
    <style:style style:name="T21" style:family="text">
      <style:text-properties officeooo:rsid="00146bc9"/>
    </style:style>
    <style:style style:name="T22" style:family="text">
      <style:text-properties officeooo:rsid="00178c7f"/>
    </style:style>
    <style:style style:name="T23" style:family="text">
      <style:text-properties officeooo:rsid="001b304f"/>
    </style:style>
    <style:style style:name="T24" style:family="text">
      <style:text-properties fo:color="#000000" loext:opacity="100%" fo:font-size="10.5pt" fo:font-weight="normal" style:font-size-asian="10.5pt" style:font-weight-asian="normal" style:font-size-complex="10.5pt" style:font-weight-complex="normal"/>
    </style:style>
    <style:style style:name="T25" style:family="text">
      <style:text-properties fo:color="#000000" loext:opacity="100%" fo:font-size="10.5pt" fo:font-weight="normal" officeooo:rsid="001bbcb8" style:font-size-asian="10.5pt" style:font-weight-asian="normal" style:font-size-complex="10.5pt" style:font-weight-complex="normal"/>
    </style:style>
    <style:style style:name="T26" style:family="text">
      <style:text-properties officeooo:rsid="001bfe8f"/>
    </style:style>
    <style:style style:name="T27" style:family="text">
      <style:text-properties officeooo:rsid="001c3fd2"/>
    </style:style>
    <style:style style:name="T28" style:family="text">
      <style:text-properties officeooo:rsid="001f0d57"/>
    </style:style>
    <style:style style:name="T29" style:family="text">
      <style:text-properties officeooo:rsid="001ff490"/>
    </style:style>
    <style:style style:name="T30" style:family="text">
      <style:text-properties officeooo:rsid="0021c047"/>
    </style:style>
    <style:style style:name="T31" style:family="text">
      <style:text-properties officeooo:rsid="00261687"/>
    </style:style>
    <style:style style:name="T32" style:family="text">
      <style:text-properties officeooo:rsid="00287fa7"/>
    </style:style>
    <style:style style:name="T33" style:family="text">
      <style:text-properties officeooo:rsid="0028fd49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1" draw:name="figura1" text:anchor-type="as-char" svg:width="5.713cm" svg:height="1.446cm" draw:z-index="0"><draw:image xlink:href="Pictures/10000000000000F0000000435A965305.png" xlink:type="simple" xlink:show="embed" xlink:actuate="onLoad" draw:mime-type="image/png"/></draw:frame></text:p>
            <text:p text:style-name="P2"/>
            <text:p text:style-name="P1">PESQUISA <text:span text:style-name="T26">NACIONAL DE SANEAMENTO BÁSICO</text:span> – <text:span text:style-name="T26">PNSB</text:span><text:span text:style-name="T15"> </text:span>20<text:span text:style-name="T18">2</text:span><text:span text:style-name="T22">4</text:span></text:p>
          </table:table-cell>
          <table:table-cell table:style-name="Tabela1.A1" office:value-type="string">
            <text:p text:style-name="P4">Agência do IBGE em Itajaí</text:p>
            <text:p text:style-name="P6">Rua <text:span text:style-name="T20">Camboriú</text:span><text:span text:style-name="T17">, </text:span><text:span text:style-name="T20">26</text:span>, <text:s/>– sala<text:span text:style-name="T20">s</text:span> <text:span text:style-name="T20">402 e 403</text:span><text:span text:style-name="T17">,</text:span> <text:span text:style-name="T17">Bairro </text:span><text:span text:style-name="T20">Centro</text:span></text:p>
            <text:p text:style-name="P6">88301-<text:span text:style-name="T17">4</text:span><text:span text:style-name="T20">50</text:span> – Itajaí/SC</text:p>
            <text:p text:style-name="P11">Tel.: <text:span text:style-name="T27">(35) 98877</text:span>-2<text:span text:style-name="T27">380</text:span> (whatsapp) / (47) 3348-2351<text:span text:style-name="T19"> </text:span></text:p>
            <text:p text:style-name="P19"><text:span text:style-name="T1">e-mail</text:span><text:span text:style-name="T2">s</text:span><text:span text:style-name="T1">: </text:span><text:span text:style-name="T25">gustavo.m.oliveira</text:span><text:span text:style-name="Internet_20_link"><text:span text:style-name="T24">@ibge.gov.br</text:span></text:span></text:p>
            <text:p text:style-name="P19"><text:span text:style-name="Internet_20_link"><text:span text:style-name="T24">agitajai@ibge.gov.</text:span></text:span><text:span text:style-name="Internet_20_link"><text:span text:style-name="T25">b</text:span></text:span><text:span text:style-name="Internet_20_link"><text:span text:style-name="T24">r</text:span></text:span></text:p>
            <text:p text:style-name="Standard"><text:span text:style-name="T24">http://www.ibge.gov.br /</text:span><text:span text:style-name="T1"> </text:span><text:span text:style-name="T3">www.respondendo.ibge.gov.br</text:span></text:p>
          </table:table-cell>
        </table:table-row>
      </table:table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"/>
          </table:table-cell>
        </table:table-row>
      </table:table>
      <text:p text:style-name="P18">RECIBO DE ENTREGA/DEVOLUÇÃO DO <text:span text:style-name="T32">QUESTIONÁRIO</text:span> DE COLETA</text:p>
      <text:p text:style-name="Standard"/>
      <text:p text:style-name="P6"><text:span text:style-name="T6">Informante</text:span>: <text:span text:style-name="T9">Prefeitura Municipal de </text:span><text:span text:style-name="T14">Balneário Piçarras</text:span></text:p>
      <text:p text:style-name="P6"/>
      <text:p text:style-name="P6"><text:span text:style-name="T6">Questionários Aplicados</text:span>:</text:p>
      <text:p text:style-name="P6"/>
      <text:list text:style-name="L1">
        <text:list-item>
          <text:p text:style-name="P21"><text:span text:style-name="T8">Drenagem e Manejo de Águas Pluviais</text:span><text:span text:style-name="T7"> (M</text:span><text:span text:style-name="T8">AP</text:span><text:span text:style-name="T7">)</text:span><text:span text:style-name="T18">, contendo os seguintes blocos: Identificação do Município, Identificação do Prestador do Serviço, Responsável pela Informação do Prestador de Serviço, Caracterização </text:span><text:span text:style-name="T28">d</text:span><text:span text:style-name="T18">o Prestador </text:span><text:span text:style-name="T28">d</text:span><text:span text:style-name="T18">e Serviço, Aspectos legais, Serviço(S) </text:span><text:span text:style-name="T31">d</text:span><text:span text:style-name="T18">e Drenagem </text:span><text:span text:style-name="T31">e</text:span><text:span text:style-name="T18"> Manejo </text:span><text:span text:style-name="T31">d</text:span><text:span text:style-name="T18">e Águas Pluviais, Realizado(S) </text:span><text:span text:style-name="T31">p</text:span><text:span text:style-name="T18">or Terceiro(S), Captação, Condução </text:span><text:span text:style-name="T31">e</text:span><text:span text:style-name="T18"> Infiltração, Estruturas </text:span><text:span text:style-name="T31">d</text:span><text:span text:style-name="T18">e Detenção/Retenção, Sistema </text:span><text:span text:style-name="T31">d</text:span><text:span text:style-name="T18">e Proteção Contra Enchentes </text:span><text:span text:style-name="T31">e</text:span><text:span text:style-name="T18"> Inundações, Destinação, Tratamento, Monitoramento </text:span><text:span text:style-name="T31">d</text:span><text:span text:style-name="T18">e Nível, </text:span><text:span text:style-name="T31">d</text:span><text:span text:style-name="T18">e Vazão </text:span><text:span text:style-name="T31">e</text:span><text:span text:style-name="T18"> </text:span><text:span text:style-name="T31">d</text:span><text:span text:style-name="T18">e Qualidade </text:span><text:span text:style-name="T31">d</text:span><text:span text:style-name="T18">a Água, Manutenção, Melhoria </text:span><text:span text:style-name="T31">e</text:span><text:span text:style-name="T18"> Prevenção, Manejo </text:span><text:span text:style-name="T31">d</text:span><text:span text:style-name="T18">e Águas Pluviais </text:span><text:span text:style-name="T31">e</text:span><text:span text:style-name="T18">m Áreas Rurais, Educação Ambiental.</text:span></text:p>
        </text:list-item>
      </text:list>
      <text:p text:style-name="P6"/>
      <text:p text:style-name="P6"><text:span text:style-name="T6">Prazo fixado para devolução dos questionários preenchidos</text:span>: </text:p>
      <text:p text:style-name="P6"/>
      <text:p text:style-name="P8">Declaro que recebi, nesta data, <text:span text:style-name="T21">as informações necessárias para o preenchimento da </text:span>Pesquisa <text:span text:style-name="T29">Nacional de Saneamento Básico</text:span> – 20<text:span text:style-name="T18">2</text:span><text:span text:style-name="T22">4 </text:span><text:span text:style-name="T20">–,</text:span> <text:span text:style-name="T18">contendo todos os blocos mencionados,</text:span> para preenchimento até o prazo acima fixado, de acordo com o *Decreto Federal nº 73.177, de 20/11/1973.</text:p>
      <text:p text:style-name="P7"/>
      <text:p text:style-name="P7"><text:span text:style-name="T6">Data da entrega</text:span>: </text:p>
      <text:p text:style-name="P7"/>
      <text:p text:style-name="P5">Responsável pelo preenchimento da pesquisa:</text:p>
      <text:p text:style-name="P5"/>
      <text:p text:style-name="P7">Nome:_______________________________________________________________________</text:p>
      <text:p text:style-name="P7">Cargo:____________________________________________________________________</text:p>
      <text:p text:style-name="P7">Telefone(s):___________________________________________________________________</text:p>
      <text:p text:style-name="P7">E-mail:_______________________________________________________________________</text:p>
      <text:p text:style-name="P10">CPF: ________________________________________________________</text:p>
      <text:p text:style-name="P7"/>
      <text:p text:style-name="P9">Assinatura <text:span text:style-name="T16">e Carimbo</text:span>:__________________________________________</text:p>
      <text:p text:style-name="P7"/>
      <text:p text:style-name="P7"/>
      <text:p text:style-name="P16"/>
      <text:p text:style-name="P17">Aviso importante:</text:p>
      <text:p text:style-name="P12">*Obrigatoriedade e sigilo das informações – <text:span text:style-name="T4">a legislação vigente, de acordo com o Decreto Federal <text:s/>nº 73.177, de 20 de novembro de 1973 e da Lei nº 5.534/</text:span><text:span text:style-name="T5">68</text:span><text:span text:style-name="T4">, dispõe sobre a obrigatoriedade e sigilo das informações coletadas pelo IBGE, as quais se destinam, exclusivamente, a fins estatísticos e não poderão ser objeto de certidão e nem terão eficácia jurídica como meio de prova.</text:span></text:p>
      <text:p text:style-name="P20"/>
      <text:p text:style-name="P15">Responsável pela pesquisa no IBGE: <text:span text:style-name="T29">Gustavo Godinho Mandim de Oliveira</text:span></text:p>
      <text:p text:style-name="P15"/>
      <text:p text:style-name="P13"/>
      <text:p text:style-name="P13">____________________________</text:p>
      <text:p text:style-name="P13"/>
      <text:p text:style-name="P14"><text:span text:style-name="T29">Chefe Substituto</text:span> do IBGE em Itajaí <text:span text:style-name="T20">e Região</text:span> <text:span text:style-name="T22">da AMFRI</text:span></text:p>
      <text:p text:style-name="P14">Matrícula <text:span text:style-name="T30">190085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9pt" fo:font-weight="bold" style:font-size-asian="9pt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BGE IBGE</meta:initial-creator>
    <meta:creation-date>2011-08-25T17:06:24.06</meta:creation-date>
    <meta:print-date>2025-06-16T09:43:06.824000000</meta:print-date>
    <dc:date>2025-06-16T10:39:45.846000000</dc:date>
    <meta:editing-duration>P15DT3H43M</meta:editing-duration>
    <meta:editing-cycles>42</meta:editing-cycles>
    <meta:generator>LibreOffice/24.2.2.2$Windows_X86_64 LibreOffice_project/d56cc158d8a96260b836f100ef4b4ef25d6f1a01</meta:generator>
    <meta:document-statistic meta:table-count="2" meta:image-count="1" meta:object-count="0" meta:page-count="1" meta:paragraph-count="29" meta:word-count="287" meta:character-count="2450" meta:non-whitespace-character-count="2182"/>
  </office:meta>
</office:document-meta>
</file>